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416in" style:use-optimal-column-width="false"/>
    </style:style>
    <style:style style:name="TableColumn7" style:family="table-column">
      <style:table-column-properties style:column-width="1.8854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6" style:parent-style-name="Normal" style:family="paragraph">
      <style:paragraph-properties fo:widows="0" fo:orphans="0" fo:margin-left="0.5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Worksheet - Open Source Software Inventory<text:s/>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The organization tracks progress of compliance activities for a product being readied for release. <text:s/></text:p>
            <text:p text:style-name="P18"/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he organization maintains complete and accurate records about the open source content in its products and services, and the context in which it is used, according to a defined procedure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The organization maintains complete and accurate records about open source software used internally for tools, operational systems, prototype development, etc.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3:00Z</meta:creation-date>
    <dc:date>2020-03-04T13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3" meta:character-count="692" meta:row-count="4" meta:non-whitespace-character-count="590"/>
  </office:meta>
</office:document-meta>
</file>